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style="italic" style:text-underline-style="solid" style:text-underline-width="auto" style:text-underline-color="font-color" fo:font-weight="bold" style:font-size-asian="36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4pt" fo:font-style="normal" style:text-underline-style="none" fo:font-weight="bold" officeooo:rsid="0017f8dc" officeooo:paragraph-rsid="0017f8d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 style:list-style-name="L2">
      <style:paragraph-properties fo:text-align="start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32pt" fo:font-style="italic" style:text-underline-style="solid" style:text-underline-width="auto" style:text-underline-color="font-color" fo:font-weight="bold" officeooo:rsid="0017f8dc" officeooo:paragraph-rsid="0017f8dc" style:font-size-asian="32pt" style:font-style-asian="italic" style:font-weight-asian="bold" style:font-size-complex="32pt" style:font-style-complex="italic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7f8dc" style:font-style-asian="normal" style:font-weight-asian="normal" style:font-style-complex="normal" style:font-weight-complex="normal"/>
    </style:style>
    <style:style style:name="T3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style:text-underline-style="none" fo:font-weight="normal" officeooo:rsid="00164065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YOLOv5 + Flask - Object Detection</text:p>
      <text:p text:style-name="P13">RealTime Camera</text:p>
      <text:p text:style-name="P2"/>
      <text:p text:style-name="P3">Aim:<text:span text:style-name="T1"> To detect objects in </text:span><text:span text:style-name="T2">realtime with webcamera, t</text:span><text:span text:style-name="T1">hrough YoloV5, with Flask at frontend.</text:span></text:p>
      <text:p text:style-name="P4"/>
      <text:p text:style-name="P9">Requirement: </text:p>
      <text:p text:style-name="P8"/>
      <text:list xml:id="list3266812043" text:style-name="L1">
        <text:list-item>
          <text:p text:style-name="P5">Python</text:p>
        </text:list-item>
        <text:list-item>
          <text:p text:style-name="P5">Flask</text:p>
        </text:list-item>
        <text:list-item>
          <text:p text:style-name="P5">YoloV5</text:p>
        </text:list-item>
        <text:list-item>
          <text:p text:style-name="P5">Debugging Skills ;)</text:p>
        </text:list-item>
      </text:list>
      <text:p text:style-name="P4"/>
      <text:p text:style-name="P3">Resources:</text:p>
      <text:p text:style-name="P4"/>
      <text:list xml:id="list1301224709" text:style-name="L2">
        <text:list-item>
          <text:p text:style-name="P11"><text:span text:style-name="T3">Python: </text:span><text:a xlink:type="simple" xlink:href="http://python.org/downloads/" text:style-name="Internet_20_link" text:visited-style-name="Visited_20_Internet_20_Link"><text:span text:style-name="T4">python.org/downloads/</text:span></text:a></text:p>
        </text:list-item>
        <text:list-item>
          <text:p text:style-name="P11"><text:span text:style-name="T3">YoloV5 Model: </text:span><text:a xlink:type="simple" xlink:href="https://pytorch.org/hub/ultralytics_yolov5/" text:style-name="Internet_20_link" text:visited-style-name="Visited_20_Internet_20_Link"><text:span text:style-name="T4">https://pytorch.org/hub/ultralytics_yolov5/</text:span></text:a></text:p>
        </text:list-item>
        <text:list-item>
          <text:p text:style-name="P11"><text:span text:style-name="T3">Code &amp; Scripts: </text:span><text:a xlink:type="simple" xlink:href="https://github.com/ViAsmit/YOLOv5-Flask" text:style-name="Internet_20_link" text:visited-style-name="Visited_20_Internet_20_Link"><text:span text:style-name="T4">https://github.com/ViAsmit/YOLOv5-Flask</text:span></text:a></text:p>
        </text:list-item>
      </text:list>
      <text:p text:style-name="P4"/>
      <text:p text:style-name="P3">Our Goal:</text:p>
      <text:p text:style-name="P3"/>
      <text:p text:style-name="P4"/>
      <text:list xml:id="list2896612239" text:style-name="L3">
        <text:list-item>
          <text:p text:style-name="P7">New Goal: <text:span text:style-name="T5">Integrate with webcamera for realtime prediction</text:span></text:p>
        </text:list-item>
        <text:list-item>
          <text:p text:style-name="P6">The goal is to have a web page at frontend so that user can upload their images and video.</text:p>
        </text:list-item>
        <text:list-item>
          <text:p text:style-name="P6">After clicking on Send Button, The file will be uploaded to backend server, where we will process it with our Yolo Model.</text:p>
        </text:list-item>
        <text:list-item>
          <text:p text:style-name="P6">After processing, It will return the image to the flask frontend.</text:p>
        </text:list-item>
        <text:list-item>
          <text:p text:style-name="P6">A new Download Button will appear, and user will be able to download the processed file.</text:p>
        </text:list-item>
        <text:list-item>
          <text:p text:style-name="P6">Simple! Isn’t it? But its a lot to take on when it comes to code !!!!</text:p>
        </text:list-item>
      </text:list>
      <text:p text:style-name="P4"/>
      <text:p text:style-name="P4"/>
      <text:p text:style-name="P4"/>
      <text:p text:style-name="P1">!!! LETS CODE !!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7:23:00.397773218</meta:creation-date>
    <dc:date>2022-07-14T23:56:46.699341635</dc:date>
    <meta:editing-duration>PT11M20S</meta:editing-duration>
    <meta:editing-cycles>2</meta:editing-cycles>
    <meta:generator>LibreOffice/7.3.3.2$Linux_X86_64 LibreOffice_project/30$Build-2</meta:generator>
    <meta:document-statistic meta:table-count="0" meta:image-count="0" meta:object-count="0" meta:page-count="1" meta:paragraph-count="20" meta:word-count="150" meta:character-count="881" meta:non-whitespace-character-count="763"/>
  </office:meta>
</office:document-meta>
</file>